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25-01-24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24-02-16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21-12-0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20-12-1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9-12-12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9-02-08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8-01-31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7-01-0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6-01-27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5-02-11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4-01-1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3-01-30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1-12-0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1-01-0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10-01-22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8-12-16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8-01-2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6-12-1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6-01-12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5-01-0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4-01-1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3-01-15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2-01-08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1-01-22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200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6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3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90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4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4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3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3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2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2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2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80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70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207094544001</text:p>
          </table:table-cell>
          <table:table-cell office:value-type="string" calcext:value-type="string">
            <text:p>196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